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text-properties fo:font-weight="bold" officeooo:rsid="0009df72" officeooo:paragraph-rsid="0009df72" style:font-weight-asian="bold" style:font-weight-complex="bold"/>
    </style:style>
    <style:style style:name="P2" style:family="paragraph" style:parent-style-name="Text_20_body">
      <style:paragraph-properties fo:text-align="center" style:justify-single-word="false"/>
      <style:text-properties fo:font-weight="bold" officeooo:rsid="0006b07d" officeooo:paragraph-rsid="000a1788" style:font-weight-asian="bold" style:font-weight-complex="bold"/>
    </style:style>
    <style:style style:name="P3" style:family="paragraph" style:parent-style-name="Text_20_body">
      <style:text-properties officeooo:rsid="000a1788" officeooo:paragraph-rsid="000a1788"/>
    </style:style>
    <style:style style:name="T1" style:family="text">
      <style:text-properties officeooo:rsid="000a178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ssachusetts Institute of Technology<text:span text:style-name="T1"> +no-false-attribs</text:span> License</text:p>
      <text:p text:style-name="P2">MIT<text:span text:style-name="T1"> +no-false-attribs</text:span> License</text:p>
      <text:p text:style-name="P1">MIT-1.<text:span text:style-name="T1">1</text:span></text:p>
      <text:p text:style-name="Text_20_body"/>
      <text:p text:style-name="Text_20_body">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Text_20_body">The above copyright notice and this permission notice shall be included in all copies or substantial portions of the Software.</text:p>
      <text:p text:style-name="P3">Distributions of all or part of the Software intended to be used by the recipients as they would use the unmodified Software, containing modifications that substantially alter, remove, or disable functionality of the Software, outside of the documented configuration mechanisms provided by the Software, shall be modified such that the Original Author's bug reporting email addresses and urls are either replaced with the contact information of the parties responsible for the changes, or removed entirely.</text:p>
      <text:p text:style-name="Text_20_body">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3T18:30:37.938995543</meta:creation-date>
    <dc:date>2018-07-03T21:13:05.067396248</dc:date>
    <meta:editing-duration>PT12M51S</meta:editing-duration>
    <meta:editing-cycles>5</meta:editing-cycles>
    <meta:generator>LibreOffice/5.2.7.2$Linux_X86_64 LibreOffice_project/20m0$Build-2</meta:generator>
    <meta:document-statistic meta:table-count="0" meta:image-count="0" meta:object-count="0" meta:page-count="1" meta:paragraph-count="7" meta:word-count="247" meta:character-count="1623" meta:non-whitespace-character-count="1383"/>
    <meta:user-defined meta:name="name">Massachusetts Institute of Technology +no-false-attribs License</meta:user-defined>
    <meta:user-defined meta:name="short_id">MIT-1.1</meta:user-defined>
    <meta:user-defined meta:name="short_name">MIT +no-false-attribs License</meta:user-defined>
    <meta:user-defined meta:name="version">1.1</meta:user-defined>
  </office:meta>
</office:document-meta>
</file>